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305cm" svg:stroke-color="#000000" draw:marker-start-width="2.153cm" draw:marker-end-width="2.153cm" svg:stroke-opacity="100%" svg:stroke-linecap="round" draw:fill="solid" draw:fill-color="#000000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2" style:family="graphic" style:parent-style-name="standard">
      <style:graphic-properties svg:stroke-width="1.305cm" svg:stroke-color="#000000" draw:marker-start-width="2.153cm" draw:marker-end-width="2.153cm" svg:stroke-opacity="100%" svg:stroke-linecap="round" draw:fill="solid" draw:fill-color="#000000" draw:opacity="0%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3" style:family="graphic" style:parent-style-name="standard">
      <style:graphic-properties draw:stroke="none" svg:stroke-width="0cm" svg:stroke-color="#000000" draw:marker-start-width="2.153cm" draw:marker-end-width="2.153cm" svg:stroke-opacity="100%" svg:stroke-linecap="round" draw:fill="solid" draw:fill-color="#000000" draw:textarea-horizontal-align="center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gr4" style:family="graphic" style:parent-style-name="standard">
      <style:graphic-properties svg:stroke-width="1.305cm" svg:stroke-color="#000000" draw:marker-start-width="2.153cm" draw:marker-end-width="2.153cm" svg:stroke-opacity="100%" svg:stroke-linecap="round" draw:fill="solid" draw:fill-color="#000000" draw:textarea-vertical-align="middle" fo:padding-top="0.773cm" fo:padding-bottom="0.773cm" fo:padding-left="0.898cm" fo:padding-right="0.898cm" draw:shadow="visible" draw:shadow-offset-x="0.953cm" draw:shadow-offset-y="0.953cm" draw:shadow-color="#b2b2b2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000000" draw:opacity="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8.5cm" svg:y1="21.92cm" svg:x2="24.5cm" svg:y2="21.92cm">
          <text:p/>
        </draw:line>
        <draw:line draw:style-name="gr1" draw:text-style-name="P1" draw:layer="layout" svg:x1="36cm" svg:y1="2cm" svg:x2="32cm" svg:y2="2cm">
          <text:p/>
        </draw:line>
        <draw:line draw:style-name="gr1" draw:text-style-name="P1" draw:layer="layout" svg:x1="32cm" svg:y1="2cm" svg:x2="24.5cm" svg:y2="21.92cm">
          <text:p/>
        </draw:line>
        <draw:line draw:style-name="gr1" draw:text-style-name="P1" draw:layer="layout" svg:x1="36cm" svg:y1="2cm" svg:x2="28.5cm" svg:y2="21.92cm">
          <text:p/>
        </draw:line>
        <draw:polygon draw:style-name="gr2" draw:text-style-name="P2" draw:layer="layout" svg:width="8.499cm" svg:height="17.26cm" svg:x="2cm" svg:y="2cm" svg:viewBox="0 0 8500 17261" draw:points="0,0 4000,0 8500,12008 6500,17261">
          <text:p/>
        </draw:polygon>
        <draw:path draw:style-name="gr3" draw:text-style-name="P1" draw:layer="layout" svg:width="17.304cm" svg:height="21.304cm" svg:x="8.848cm" svg:y="1.348cm" svg:viewBox="0 0 17305 21305" svg:d="M326 21218c-99-58-181-140-239-239-57-99-87-212-87-326 0-79 14-157 42-230l6500-17261c12-34 28-66 45-97 58-99 140-181 239-239 99-57 212-87 327-87 114 0 227 30 326 87 99 58 181 140 239 239 17 30 32 62 44 94l2000 5253c29 74 43 153 43 233 0 78-14 155-41 228l-1527 4075h3848l-4543-12066c-28-73-42-151-42-229 0-115 30-228 87-327 58-99 140-181 239-239 99-57 212-87 327-87h4000c114 0 227 30 326 87 99 58 181 140 239 239 18 31 33 64 46 98l4500 12008c27 73 41 150 41 229s-14 158-43 232l-2000 5253c-12 32-27 64-44 94-58 99-140 181-239 239-99 57-212 87-326 87-115 0-228-30-327-87-99-58-181-140-239-239-17-31-33-63-45-97l-246-653h-7262l-1270 3391c-13 34-28 67-46 98-58 99-140 181-239 239-99 57-212 87-326 87h-4000c-115 0-228-30-327-87zM7024 16185h6280l-727-1932h-4829z">
          <text:p/>
        </draw:path>
        <draw:polygon draw:style-name="gr4" draw:text-style-name="P1" draw:layer="layout" svg:width="11.499cm" svg:height="19.919cm" svg:x="24.5cm" svg:y="2cm" svg:viewBox="0 0 11500 19920" draw:points="0,19920 4000,19920 11500,0 7500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8:35:38.737170320</meta:creation-date>
    <dc:date>2022-03-28T15:45:07.104620620</dc:date>
    <meta:editing-duration>PT12M38S</meta:editing-duration>
    <meta:editing-cycles>5</meta:editing-cycles>
    <meta:generator>LibreOffice/7.3.1.3$Linux_X86_64 LibreOffice_project/30$Build-3</meta:generator>
    <meta:document-statistic meta:object-count="7"/>
  </office:meta>
</office:document-meta>
</file>